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7cm" fo:min-width="8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8cm"/>
    </style:style>
    <style:style style:name="gr7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cc6633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412cm" svg:height="2.047cm" svg:x="1.088cm" svg:y="1cm">
          <draw:text-box>
            <text:p><text:span text:style-name="T1">Funktionale Architektur</text:span></text:p>
          </draw:text-box>
        </draw:frame>
        <draw:custom-shape draw:style-name="gr2" draw:text-style-name="P1" draw:layer="layout" svg:width="8cm" svg:height="4.5cm" svg:x="10.5cm" svg:y="7cm">
          <text:p text:style-name="P1">Nest</text:p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6.5cm" svg:height="4.5cm" svg:x="1cm" svg:y="7cm">
          <text:p text:style-name="P1">Controller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6cm" svg:height="4.5cm" svg:x="22.7cm" svg:y="7cm">
          <text:p text:style-name="P1">Gnom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3" draw:layer="layout" svg:width="5.832cm" svg:height="2.384cm" svg:x="22.868cm" svg:y="4.034cm">
          <draw:text-box>
            <text:p>gesteuertes Objekt</text:p>
            <text:p>Simulation</text:p>
            <text:p>Emulator</text:p>
          </draw:text-box>
        </draw:frame>
        <draw:frame draw:style-name="gr4" draw:layer="layout" svg:width="8.013cm" svg:height="2.5cm" svg:x="11cm" svg:y="3.918cm">
          <draw:text-box>
            <text:p>Vermittler</text:p>
            <text:p>Datenbank aller Gnome</text:p>
            <text:p>Server (auch embedded)</text:p>
          </draw:text-box>
        </draw:frame>
        <draw:frame draw:style-name="gr3" draw:layer="layout" svg:width="0.853cm" svg:height="0.962cm" svg:x="6.5cm" svg:y="7cm">
          <draw:text-box>
            <text:p>1</text:p>
          </draw:text-box>
        </draw:frame>
        <draw:frame draw:style-name="gr3" draw:layer="layout" svg:width="0.853cm" svg:height="0.962cm" svg:x="11cm" svg:y="7cm">
          <draw:text-box>
            <text:p>n</text:p>
          </draw:text-box>
        </draw:frame>
        <draw:frame draw:style-name="gr3" draw:layer="layout" svg:width="0.853cm" svg:height="0.962cm" svg:x="17.46cm" svg:y="7cm">
          <draw:text-box>
            <text:p>1</text:p>
          </draw:text-box>
        </draw:frame>
        <draw:frame draw:style-name="gr3" draw:layer="layout" svg:width="0.853cm" svg:height="0.962cm" svg:x="23.147cm" svg:y="7.038cm">
          <draw:text-box>
            <text:p>n</text:p>
          </draw:text-box>
        </draw:frame>
        <draw:rect draw:style-name="gr5" draw:text-style-name="P1" draw:layer="layout" svg:width="6.5cm" svg:height="1cm" svg:x="22.13cm" svg:y="12.944cm">
          <text:p text:style-name="P1">Position/Lage</text:p>
        </draw:rect>
        <draw:rect draw:style-name="gr5" draw:text-style-name="P1" draw:layer="layout" svg:width="6.5cm" svg:height="1cm" svg:x="22.2cm" svg:y="14.5cm">
          <text:p text:style-name="P1">Mech. Steuerung</text:p>
        </draw:rect>
        <draw:rect draw:style-name="gr5" draw:text-style-name="P1" draw:layer="layout" svg:width="6.5cm" svg:height="1cm" svg:x="22.2cm" svg:y="16cm">
          <text:p text:style-name="P1">Audio/Video</text:p>
        </draw:rect>
        <draw:rect draw:style-name="gr5" draw:text-style-name="P1" draw:layer="layout" svg:width="6.5cm" svg:height="1cm" svg:x="22.2cm" svg:y="17.5cm">
          <text:p text:style-name="P1">Kommunikation</text:p>
        </draw:rect>
        <draw:rect draw:style-name="gr5" draw:text-style-name="P1" draw:layer="layout" svg:width="4.5cm" svg:height="1cm" svg:x="1cm" svg:y="13.5cm">
          <text:p>User-Interface</text:p>
        </draw:rect>
        <draw:rect draw:style-name="gr5" draw:text-style-name="P1" draw:layer="layout" svg:width="4.5cm" svg:height="1cm" svg:x="12.199cm" svg:y="13.361cm">
          <text:p>Vermittler</text:p>
        </draw:rect>
        <draw:rect draw:style-name="gr5" draw:text-style-name="P1" draw:layer="layout" svg:width="4.5cm" svg:height="1cm" svg:x="12.269cm" svg:y="14.787cm">
          <text:p>Protokoll</text:p>
        </draw:rect>
        <draw:rect draw:style-name="gr5" draw:text-style-name="P1" draw:layer="layout" svg:width="6.5cm" svg:height="1cm" svg:x="22.095cm" svg:y="19.07cm">
          <text:p text:style-name="P1">Fahrtenschreiber</text:p>
        </draw:rect>
      </draw:page>
      <draw:page draw:name="page2" draw:style-name="dp1" draw:master-page-name="Default">
        <draw:frame draw:style-name="gr6" draw:text-style-name="P2" draw:layer="layout" svg:width="8.412cm" svg:height="1.5cm" svg:x="1.088cm" svg:y="1cm">
          <draw:text-box>
            <text:p text:style-name="P2"><text:span text:style-name="T1">Infrastruktur</text:span></text:p>
          </draw:text-box>
        </draw:frame>
        <draw:custom-shape draw:style-name="gr7" draw:text-style-name="P1" draw:layer="layout" svg:width="5.5cm" svg:height="2cm" svg:x="1.5cm" svg:y="8.5cm">
          <text:p text:style-name="P1">Deskto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4.5cm" svg:height="4.5cm" svg:x="11.5cm" svg:y="3cm"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.5cm" svg:height="1cm" svg:x="4.883cm" svg:y="7.744cm">
          <text:p text:style-name="P1">C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1.5cm" svg:height="1cm" svg:x="2.5cm" svg:y="10cm">
          <text:p text:style-name="P1">C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1.5cm" svg:height="1cm" svg:x="4cm" svg:y="10cm">
          <text:p text:style-name="P1">N</text:p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.5cm" svg:height="1cm" svg:x="12.5cm" svg:y="7cm">
          <text:p text:style-name="P1">N</text:p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.5cm" svg:height="1cm" svg:x="13cm" svg:y="2.5cm">
          <text:p text:style-name="P1">N</text:p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8" draw:text-style-name="P1" draw:layer="layout" svg:x1="14.5cm" svg:y1="3cm" svg:x2="24.015cm" svg:y2="2.748cm">
          <text:p/>
        </draw:line>
        <draw:line draw:style-name="gr8" draw:text-style-name="P1" draw:layer="layout" svg:x1="14.5cm" svg:y1="3cm" svg:x2="24cm" svg:y2="4.765cm">
          <text:p/>
        </draw:line>
        <draw:line draw:style-name="gr8" draw:text-style-name="P1" draw:layer="layout" svg:x1="14.5cm" svg:y1="3cm" svg:x2="24.015cm" svg:y2="6.713cm">
          <text:p/>
        </draw:line>
        <draw:line draw:style-name="gr8" draw:text-style-name="P1" draw:layer="layout" svg:x1="14cm" svg:y1="7.5cm" svg:x2="24.015cm" svg:y2="12.73cm">
          <text:p/>
        </draw:line>
        <draw:line draw:style-name="gr8" draw:text-style-name="P1" draw:layer="layout" svg:x1="14cm" svg:y1="7.5cm" svg:x2="24.015cm" svg:y2="10.747cm">
          <text:p/>
        </draw:line>
        <draw:line draw:style-name="gr8" draw:text-style-name="P1" draw:layer="layout" svg:x1="6.383cm" svg:y1="8.242cm" svg:x2="12.5cm" svg:y2="7.5cm">
          <text:p/>
        </draw:line>
        <draw:line draw:style-name="gr8" draw:text-style-name="P1" draw:layer="layout" svg:x1="13cm" svg:y1="3cm" svg:x2="6cm" svg:y2="4cm">
          <text:p/>
        </draw:line>
        <draw:line draw:style-name="gr8" draw:text-style-name="P1" draw:layer="layout" svg:x1="5.5cm" svg:y1="10.5cm" svg:x2="14.5cm" svg:y2="12.73cm">
          <text:p/>
        </draw:line>
        <draw:line draw:style-name="gr8" draw:text-style-name="P1" draw:layer="layout" svg:x1="5.5cm" svg:y1="10.5cm" svg:x2="14.5cm" svg:y2="14.677cm">
          <text:p/>
        </draw:line>
        <draw:custom-shape draw:style-name="gr7" draw:text-style-name="P1" draw:layer="layout" svg:width="3.5cm" svg:height="1cm" svg:x="1.5cm" svg:y="3cm">
          <text:p text:style-name="P1">Android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.5cm" svg:height="1cm" svg:x="4.5cm" svg:y="3.5cm">
          <text:p text:style-name="P1">C</text:p>
          <draw:enhanced-geometry svg:viewBox="0 0 21600 21600" draw:text-areas="0 0 ?f0 21600" draw:type="right-arrow-callout" draw:modifiers="14400 81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line draw:style-name="gr9" draw:text-style-name="P1" draw:layer="layout" svg:x1="20.5cm" svg:y1="19.5cm" svg:x2="22.5cm" svg:y2="19.5cm">
          <text:p/>
        </draw:line>
        <draw:frame draw:style-name="gr3" draw:layer="layout" svg:width="5.971cm" svg:height="0.962cm" svg:x="22.729cm" svg:y="19.038cm">
          <draw:text-box>
            <text:p>TCP/IP-Verbindung</text:p>
          </draw:text-box>
        </draw:frame>
        <draw:g>
          <draw:rect draw:style-name="gr10" draw:text-style-name="P1" draw:layer="layout" svg:width="2cm" svg:height="1.5cm" svg:x="25cm" svg:y="2cm">
            <text:p/>
          </draw:rect>
          <draw:custom-shape draw:style-name="gr2" draw:text-style-name="P1" draw:layer="layout" svg:width="1.5cm" svg:height="1cm" svg:x="24.015cm" svg:y="2.225cm">
            <text:p text:style-name="P1">G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</draw:g>
        <draw:g>
          <draw:rect draw:style-name="gr10" draw:text-style-name="P1" draw:layer="layout" svg:width="2cm" svg:height="1.5cm" svg:x="24.985cm" svg:y="4cm">
            <text:p/>
          </draw:rect>
          <draw:custom-shape draw:style-name="gr2" draw:text-style-name="P1" draw:layer="layout" svg:width="1.5cm" svg:height="1cm" svg:x="24cm" svg:y="4.225cm">
            <text:p text:style-name="P1">G</text:p>
            <draw:enhanced-geometry svg:viewBox="0 0 21600 21600" draw:text-areas="?f0 0 21600 21600" draw:type="left-arrow-callout" draw:modifiers="7200 81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</draw:g>
        <draw:g>
          <draw:rect draw:style-name="gr10" draw:text-style-name="P1" draw:layer="layout" svg:width="2cm" svg:height="1.5cm" svg:x="25cm" svg:y="6cm">
            <text:p/>
          </draw:rect>
          <draw:custom-shape draw:style-name="gr2" draw:text-style-name="P1" draw:layer="layout" svg:width="1.5cm" svg:height="1cm" svg:x="24.015cm" svg:y="6.225cm">
            <text:p text:style-name="P1">G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</draw:g>
        <draw:g>
          <draw:rect draw:style-name="gr10" draw:text-style-name="P1" draw:layer="layout" svg:width="2cm" svg:height="1.5cm" svg:x="25cm" svg:y="12cm">
            <text:p/>
          </draw:rect>
          <draw:custom-shape draw:style-name="gr2" draw:text-style-name="P1" draw:layer="layout" svg:width="1.5cm" svg:height="1cm" svg:x="24.015cm" svg:y="12.225cm">
            <text:p text:style-name="P1">G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</draw:g>
        <draw:g>
          <draw:rect draw:style-name="gr10" draw:text-style-name="P1" draw:layer="layout" svg:width="2cm" svg:height="1.5cm" svg:x="25cm" svg:y="10cm">
            <text:p/>
          </draw:rect>
          <draw:custom-shape draw:style-name="gr2" draw:text-style-name="P1" draw:layer="layout" svg:width="1.5cm" svg:height="1cm" svg:x="24.015cm" svg:y="10.225cm">
            <text:p text:style-name="P1">G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</draw:g>
        <draw:g>
          <draw:rect draw:style-name="gr10" draw:text-style-name="P1" draw:layer="layout" svg:width="2cm" svg:height="1.5cm" svg:x="15.485cm" svg:y="12cm">
            <text:p/>
          </draw:rect>
          <draw:custom-shape draw:style-name="gr2" draw:text-style-name="P1" draw:layer="layout" svg:width="1.5cm" svg:height="1cm" svg:x="14.5cm" svg:y="12.225cm">
            <text:p text:style-name="P1">G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</draw:g>
        <draw:g>
          <draw:rect draw:style-name="gr10" draw:text-style-name="P1" draw:layer="layout" svg:width="2cm" svg:height="1.5cm" svg:x="15.485cm" svg:y="14cm">
            <text:p/>
          </draw:rect>
          <draw:custom-shape draw:style-name="gr2" draw:text-style-name="P1" draw:layer="layout" svg:width="1.5cm" svg:height="1cm" svg:x="14.5cm" svg:y="14.225cm">
            <text:p text:style-name="P1">G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</draw:g>
        <draw:g>
          <draw:rect draw:style-name="gr10" draw:text-style-name="P1" draw:layer="layout" svg:width="2cm" svg:height="1.5cm" svg:x="15.5cm" svg:y="16cm">
            <text:p/>
          </draw:rect>
          <draw:custom-shape draw:style-name="gr2" draw:text-style-name="P1" draw:layer="layout" svg:width="1.5cm" svg:height="1cm" svg:x="14.515cm" svg:y="16.225cm">
            <text:p text:style-name="P1">G</text:p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</draw:g>
        <draw:line draw:style-name="gr8" draw:text-style-name="P1" draw:layer="layout" svg:x1="5.5cm" svg:y1="10.5cm" svg:x2="14.515cm" svg:y2="16.764cm">
          <text:p/>
        </draw:line>
        <draw:rect draw:style-name="gr11" draw:text-style-name="P1" draw:layer="layout" svg:width="2cm" svg:height="0.5cm" svg:x="1cm" svg:y="19.18cm">
          <text:p/>
        </draw:rect>
        <draw:rect draw:style-name="gr10" draw:text-style-name="P1" draw:layer="layout" svg:width="2cm" svg:height="0.5cm" svg:x="12cm" svg:y="19.395cm">
          <text:p/>
        </draw:rect>
        <draw:frame draw:style-name="gr3" draw:layer="layout" svg:width="3.254cm" svg:height="0.962cm" svg:x="14.327cm" svg:y="19.038cm">
          <draw:text-box>
            <text:p>Hardware</text:p>
          </draw:text-box>
        </draw:frame>
        <draw:frame draw:style-name="gr3" draw:layer="layout" svg:width="4.63cm" svg:height="0.962cm" svg:x="3.223cm" svg:y="19cm">
          <draw:text-box>
            <text:p>Software/Rol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1-10T22:56:59</meta:creation-date>
    <dc:date>2010-11-11T00:22:34</dc:date>
    <meta:editing-duration>PT5M20S</meta:editing-duration>
    <meta:editing-cycles>1</meta:editing-cycles>
    <meta:document-statistic meta:object-count="68"/>
    <meta:generator>LibreOffice/3.3$Unix OpenOffice.org_project/330m7$Build-9526</meta:generator>
  </office:meta>
</office:document-meta>
</file>